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16pt" fo:font-weight="bold" officeooo:rsid="0098fc08" officeooo:paragraph-rsid="0098fc08" style:font-name-asian="Noto Sans CJK KR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12pt" fo:font-weight="bold" officeooo:paragraph-rsid="0017d811" style:font-name-asian="Noto Sans CJK KR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Noto Sans CJK KR" fo:font-size="8pt" fo:font-weight="normal" officeooo:rsid="0074b456" officeooo:paragraph-rsid="0017d811" style:font-name-asian="Noto Sans CJK KR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垃圾不該誤導市場</text:p>
      <text:p text:style-name="P2"/>
      <text:p text:style-name="P3">互聯網的市場被垃圾誤導和佔領了！</text:p>
      <text:p text:style-name="P3"/>
      <text:p text:style-name="P3">一個程序員發明了一個垃圾語言，然後這垃圾語言迅速佔領了市場，浪費了巨大的人力資源！霸佔了茅坑！這垃圾語言就是JavaScript，一個花十天拉出來的編程語言。</text:p>
      <text:p text:style-name="P3"/>
      <text:p text:style-name="P3">這世界，一批又一批，前赴後繼的人在擠破腦門不問為什麼地學JavaScript。就像我在路邊看着小孩在舔魷魚遊戲的食品。人類的智商，真的跟那通貨膨脹的雞巴術語一樣！</text:p>
      <text:p text:style-name="P3"/>
      <text:p text:style-name="P3">作爲一個習慣了底層編程語言的人，看着自己寫過的Verilog程序，即使C或者C++，心裡都有一種非常踏實的自信，然後這種自信就成了一種美感和成就！把複雜的算法用程序來實現本來就是一種自豪的成就感！JavaScript是唯數不多，讓自己對自己的作品沒自信的，感覺自己寫了一堆垃圾！工程越大，越覺得寫的像是垃圾！更何談藝術之美感！</text:p>
      <text:p text:style-name="P3"/>
      <text:p text:style-name="P3">優秀的語言，應該如rust，需嚴謹！</text:p>
      <text:p text:style-name="P3"/>
      <text:p text:style-name="P3">是垃圾，就應該有自知之明！不要爲了所謂的虛名和利益去誤導甚至禍害世界！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1T14:15:43.194411176</dc:date>
    <meta:editing-duration>PT4H5M32S</meta:editing-duration>
    <meta:editing-cycles>145</meta:editing-cycles>
    <meta:document-statistic meta:table-count="0" meta:image-count="0" meta:object-count="0" meta:page-count="1" meta:paragraph-count="7" meta:word-count="362" meta:character-count="400" meta:non-whitespace-character-count="400"/>
  </office:meta>
</office:document-meta>
</file>